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2.0pt"/>
    </style:style>
    <style:style style:name="P2" style:family="paragraph" style:parent-style-name="Standard">
      <style:paragraph-properties fo:text-align="center"/>
      <style:text-properties style:font-name="Arial" fo:font-size="12.0pt"/>
    </style:style>
    <style:style style:name="P3" style:family="paragraph" style:parent-style-name="Standard">
      <style:paragraph-properties>
        <style:tab-stops>
          <style:tab-stop style:position="4.6875in"/>
        </style:tab-stops>
      </style:paragraph-properties>
      <style:text-properties style:font-name="Arial" fo:font-size="12.0pt"/>
    </style:style>
    <style:style style:name="T1" style:family="text">
      <style:text-properties fo:letter-spacing="0.0000in"/>
    </style:style>
    <style:style style:name="T2" style:family="text">
      <style:text-properties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tephen F. King</text:span></text:p>
      <text:p text:style-name="P2"><text:span text:style-name="T2">DETAILED WORK HISTORY</text:span></text:p>
      <text:p text:style-name="P2"><text:span text:style-name="T2"/></text:p>
      <text:p text:style-name="P1"><text:span text:style-name="T1">JUNE 2010 – JULY 2014 <text:s text:c="15"/>Senior/Lead Technician <text:s text:c="11"/>San Diego, California</text:span></text:p>
      <text:p text:style-name="P1"><text:span text:style-name="T1">Senior Technician at Electronics Support Detachment San Diego</text:span></text:p>
      <text:p text:style-name="P1"><text:span text:style-name="T2"/></text:p>
      <text:p text:style-name="P1"><text:span text:style-name="T1">In charge of maintaining preventative maintenance schedules in three separate data bases for service to over 15 assets.</text:span></text:p>
      <text:p text:style-name="P1"><text:span text:style-name="T2"/></text:p>
      <text:p text:style-name="P1"><text:span text:style-name="T1">Supervised and maintained most electronically complicated asset at Electronics Support Detachment San Diego.</text:span></text:p>
      <text:p text:style-name="P1"><text:span text:style-name="T2"/></text:p>
      <text:p text:style-name="P1"><text:span text:style-name="T1">Performed quarterly electronics stock inventory with 100% accuracy.</text:span></text:p>
      <text:p text:style-name="P1"><text:span text:style-name="T2"/></text:p>
      <text:p text:style-name="P1"><text:span text:style-name="T1">Lead technical authority at Electronics Support Detachment for AN/SPS- 73 surface search radar.</text:span></text:p>
      <text:p text:style-name="P1"><text:span text:style-name="T2"/></text:p>
      <text:p text:style-name="P1"><text:span text:style-name="T1">Lead technical authority at Electronics Support Detachment for AN/PRC-152 multi-band hand held radios.</text:span></text:p>
      <text:p text:style-name="P1"><text:span text:style-name="T2"/></text:p>
      <text:p text:style-name="P1"><text:span text:style-name="T1">Lead technical authority at Electronics Support Detachment for Shipboard Command and Control System; computerized navigational chart plotter.</text:span></text:p>
      <text:p text:style-name="P1"><text:span text:style-name="T2"/></text:p>
      <text:p text:style-name="P1"><text:span text:style-name="T1">Developed replacement qualification package for newly reported technicians which standardized technical knowledge base and ultimately produced well rounded technicians.</text:span></text:p>
      <text:p text:style-name="P1"><text:span text:style-name="T2"/></text:p>
      <text:p text:style-name="P1"><text:span text:style-name="T1">Researched and complied with military cable management codes and procedures while leading team of five technicians to remove and install hundreds of feet of radio frequency cable.</text:span></text:p>
      <text:p text:style-name="P1"><text:span text:style-name="T2"/></text:p>
      <text:p text:style-name="P1"><text:span text:style-name="T1">August 2010 – November 2010 <text:s text:c="6"/>Senior Technician <text:s text:c="14"/>Alameda, California</text:span></text:p>
      <text:p text:style-name="P1"><text:span text:style-name="T1">Maintained all of CGC Sherman's electronic platforms with severely unmanned technician shop.</text:span></text:p>
      <text:p text:style-name="P1"><text:span text:style-name="T2"/></text:p>
      <text:p text:style-name="P1"><text:span text:style-name="T1">Responded, diagnosed problem, and procured replacement antenna for radio frequency beacon with no prior training.</text:span></text:p>
      <text:p text:style-name="P1"><text:span text:style-name="T2"/></text:p>
      <text:p text:style-name="P1"><text:span text:style-name="T1">Traced signals via oscilloscope and multimeter to determine antenna failure for the AN/SPS-73 surface search radar. <text:s/>Quickly found casualty and repaired to fully operational.</text:span></text:p>
      <text:p text:style-name="P1"><text:span text:style-name="T2"/></text:p>
      <text:p text:style-name="P1"><text:span text:style-name="T1">Trained multiple electronics operators on proper use of all navigation and communication equipment.</text:span></text:p>
      <text:p text:style-name="P1"><text:span text:style-name="T2"/></text:p>
      <text:p text:style-name="P3"><text:span text:style-name="T1">July 2007 – June 2010 <text:s text:c="14"/>Apprentice Technician <text:s text:c="14"/>Honolulu, Hawaii</text:span></text:p>
      <text:p text:style-name="P3"><text:span text:style-name="T1">In charge of maintaining AN/SPS-73 surface search radar and AN/SPS-40E air search radar.</text:span></text:p>
      <text:p text:style-name="P3"><text:span text:style-name="T2"/></text:p>
      <text:p text:style-name="P3"><text:span text:style-name="T1">Performed HAZMAT duties for shop of 12 which is comprised of properly ordering, maintaining, and disposal of hazardous materials.</text:span></text:p>
      <text:p text:style-name="P3"><text:span text:style-name="T2"/></text:p>
      <text:p text:style-name="P3"><text:span text:style-name="T1">Completed software and hardware upgrades to AN/SPS-73 surface search radar with ZERO discrepancies.</text:span></text:p>
      <text:p text:style-name="P3"><text:span text:style-name="T2"/></text:p>
      <text:p text:style-name="P3"><text:span text:style-name="T1">Supervised contracted groom of all navigation equipment and ensured maintenance was up to functional readiness and standard operation.</text:span></text:p>
      <text:p text:style-name="P3"><text:span text:style-name="T2"/></text:p>
      <text:p text:style-name="P3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  <meta:initial-creator>Stephen King</meta:initial-creator>
  </office:meta>
</office:document-meta>
</file>